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++ Function Design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Richel Bilderbeek</text:p>
          </draw:text-box>
        </draw:frame>
        <draw:frame draw:style-name="gr1" draw:text-style-name="P2" draw:layer="layout" svg:width="2.115cm" svg:height="0.739cm" svg:x="18.967cm" svg:y="10.691cm">
          <draw:image xlink:href="Pictures/100002010000003C00000015BBF157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 text:c="66"/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//Get the number of rows in a database</text:p>
                <text:p>const int GetRows(const Database d)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//Get the number of rows in a database</text:p>
                <text:p>const int GetRows(const Database&amp; d)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// Declare the main function</text:p>
                <text:p>void main()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// Declare the main function</text:p>
                <text:p>int main()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// Set a value in a y-x-ordered 2D-vector</text:p>
                <text:p>void Set(</text:p>
                <text:p><text:s text:c="4"/>std::vector&lt;std::vector&lt;double&gt; &gt;&amp; v, </text:p>
                <text:p><text:s text:c="4"/>const int y, </text:p>
                <text:p><text:s text:c="4"/>const int x, </text:p>
                <text:p><text:s text:c="4"/>const double value</text:p>
                <text:p>)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// Set a value in a y-x-ordered 2D-vector</text:p>
                <text:p>void Set(</text:p>
                <text:p><text:s text:c="4"/>std::vector&lt;std::vector&lt;double&gt; &gt;&amp; v, </text:p>
                <text:p><text:s text:c="4"/>const int x, </text:p>
                <text:p><text:s text:c="4"/>const int y, </text:p>
                <text:p><text:s text:c="4"/>const double value</text:p>
                <text:p>)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// Get the sum of a std::vector</text:p>
                <text:p>const int Sum(std::vector&lt;int&gt; v)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// Get the sum of a std::vector</text:p>
                <text:p>const int Sum(const std::vector&lt;int&gt;&amp; v)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// Swap two values</text:p>
                <text:p>const int Swap(int&amp; a, int&amp; b)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// Swap two values</text:p>
                <text:p>void Swap(int&amp; a, int&amp; b)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// Put the text 'Hello' on screen </text:p>
                <text:p>// and return an error code</text:p>
                <text:p>const int SayHello()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// Put the text 'Hello' on screen </text:p>
                <text:p>void SayHello()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// Set a value in an x-y-ordered 2D-vector</text:p>
                <text:p>void Set(</text:p>
                <text:p><text:s text:c="4"/>std::vector&lt;std::vector&lt;double&gt; &gt;&amp; v, </text:p>
                <text:p><text:s text:c="4"/>const int&amp; i, </text:p>
                <text:p><text:s text:c="4"/>const int&amp; j, </text:p>
                <text:p><text:s text:c="4"/>const double&amp; value</text:p>
                <text:p>)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// Set a value in an x-y-ordered 2D-vector</text:p>
                <text:p>void Set(</text:p>
                <text:p><text:s text:c="4"/>std::vector&lt;std::vector&lt;double&gt; &gt;&amp; v, </text:p>
                <text:p><text:s text:c="4"/>const int x, </text:p>
                <text:p><text:s text:c="4"/>const int y, </text:p>
                <text:p><text:s text:c="4"/>const double value</text:p>
                <text:p>)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// Calculate the mean and </text:p>
                <text:p>// standard deviation of a std::vector</text:p>
                <text:p>const double MeanAndStdDev(</text:p>
                <text:p><text:s text:c="2"/>const std::vector&lt;double&gt;&amp; v, </text:p>
                <text:p><text:s text:c="2"/>double&amp; mean</text:p>
                <text:p>)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// Calculate the mean and </text:p>
                <text:p>// standard deviation of a std::vector</text:p>
                <text:p>void MeanAndStdDev(</text:p>
                <text:p><text:s text:c="4"/>const std::vector&lt;double&gt;&amp; v, </text:p>
                <text:p><text:s text:c="4"/>double&amp; mean, </text:p>
                <text:p><text:s text:c="4"/>double&amp; stdDev</text:p>
                <text:p>)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//Display a Widget on screen using std::cout</text:p>
                <text:p>void CoutWidget(const Widget&amp; w)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std::ostream&amp; operator&lt;&lt;(</text:p>
                <text:p><text:s text:c="4"/>std::ostream&amp; os, </text:p>
                <text:p><text:s text:c="4"/>const Widget&amp; w</text:p>
                <text:p>)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// Assign a color to a certain </text:p>
                <text:p>// square on a Rubiks' cube</text:p>
                <text:p>void SetSquare(</text:p>
                <text:p><text:s text:c="4"/>const Square&amp; s, </text:p>
                <text:p><text:s text:c="4"/>const Color&amp; c, </text:p>
                <text:p><text:s text:c="4"/>RubiksCube&amp; c</text:p>
                <text:p>)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// Member function in the interface</text:p>
                <text:p>void Turn(</text:p>
                <text:p><text:s text:c="4"/>const Position&amp; p, </text:p>
                <text:p><text:s text:c="4"/>const Direction&amp; d, </text:p>
                <text:p><text:s text:c="4"/>RubiksCube&amp; c</text:p>
                <text:p>)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3T20:09:12.508408273</meta:creation-date>
    <dc:date>2015-03-23T21:42:34.796886105</dc:date>
    <meta:editing-duration>PT1H33M4S</meta:editing-duration>
    <meta:editing-cycles>41</meta:editing-cycles>
    <meta:generator>LibreOffice/4.4.0.3$Linux_x86 LibreOffice_project/40m0$Build-3</meta:generator>
    <meta:document-statistic meta:object-count="106"/>
  </office:meta>
</office:document-meta>
</file>